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41.03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31.71mm" svg:height="79.3mm" svg:x="202.38mm" svg:y="239.68mm">
            <draw:object draw:notify-on-update-of-ranges="Tabelle1.E86:Tabelle1.E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7.34mm" svg:height="78.38mm" svg:x="271.17mm" svg:y="115.55mm">
            <draw:object draw:notify-on-update-of-ranges="Tabelle1.E28:Tabelle1.E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61mm" svg:height="37.81mm" svg:x="94.54mm" svg:y="22.73mm">
            <draw:object draw:notify-on-update-of-ranges="Tabelle1.E1:Tabelle1.E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60.12mm" svg:height="89.95mm" svg:x="417.51mm" svg:y="88.69mm">
            <draw:object draw:notify-on-update-of-ranges="Tabelle1.F16:Tabelle1.F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9.99mm" svg:height="89.99mm" svg:x="222.88mm" svg:y="467.91mm">
            <draw:object draw:notify-on-update-of-ranges="Tabelle1.H16:Tabelle1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1</text:p>
          </table:table-cell>
          <table:table-cell table:formula="of:=36/25" office:value-type="float" office:value="1.44" calcext:value-type="float">
            <text:p>1,44</text:p>
          </table:table-cell>
          <table:table-cell office:value-type="float" office:value="14272" calcext:value-type="float">
            <text:p>1427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²</text:p>
          </table:table-cell>
          <table:table-cell table:formula="of:=504/25" office:value-type="float" office:value="20.16" calcext:value-type="float">
            <text:p>20,16</text:p>
          </table:table-cell>
          <table:table-cell office:value-type="float" office:value="5856" calcext:value-type="float">
            <text:p>58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³</text:p>
          </table:table-cell>
          <table:table-cell table:formula="of:=18939/100" office:value-type="float" office:value="189.39" calcext:value-type="float">
            <text:p>189,39</text:p>
          </table:table-cell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 table:formula="of:=33891/20" office:value-type="float" office:value="1694.55" calcext:value-type="float">
            <text:p>1694,55</text:p>
          </table:table-cell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B4/C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4]/[.F5]" office:value-type="string" office:string-value="" calcext:value-type="error">
            <text:p>#DIV/0!</text:p>
          </table:table-cell>
          <table:table-cell table:formula="of:=[.F4]/[.G5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32" calcext:value-type="float">
            <text:p>1232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F7]/[.F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model size</text:p>
          </table:table-cell>
          <table:table-cell table:number-columns-repeated="3"/>
          <table:table-cell office:value-type="string" calcext:value-type="string">
            <text:p>BatchSize</text:p>
          </table:table-cell>
          <table:table-cell office:value-type="string" calcext:value-type="string">
            <text:p>snl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: 1</text:p>
          </table:table-cell>
          <table:table-cell table:number-columns-repeated="6"/>
          <table:table-cell office:value-type="string" calcext:value-type="string">
            <text:p>count0 neu</text:p>
          </table:table-cell>
          <table:table-cell table:number-columns-repeated="5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style-name="ce2" table:formula="of:=[.A16]/[.D16]" office:value-type="float" office:value="7642" calcext:value-type="float">
            <text:p>7642,00</text:p>
          </table:table-cell>
          <table:table-cell office:value-type="float" office:value="1" calcext:value-type="float">
            <text:p>1</text:p>
          </table:table-cell>
          <table:table-cell table:formula="of:=[.C16]/[.F16]" office:value-type="float" office:value="0.53545403587444" calcext:value-type="float">
            <text:p>0,53545403587444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office:value-type="float" office:value="14234" calcext:value-type="float">
            <text:p>14234</text:p>
          </table:table-cell>
          <table:table-cell office:value-type="float" office:value="5150" calcext:value-type="float">
            <text:p>5150</text:p>
          </table:table-cell>
          <table:table-cell table:formula="of:=[.F16]/[.I16]" office:value-type="float" office:value="2.77126213592233" calcext:value-type="float">
            <text:p>2,77126213592233</text:p>
          </table:table-cell>
          <table:table-cell office:value-type="float" office:value="4" calcext:value-type="float">
            <text:p>4</text:p>
          </table:table-cell>
          <table:table-cell table:formula="of:=[.I16]/[.K16]" office:value-type="float" office:value="1287.5" calcext:value-type="float">
            <text:p>1287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76800" calcext:value-type="float">
            <text:p>76800</text:p>
          </table:table-cell>
          <table:table-cell table:style-name="ce2" table:formula="of:=[.A17]/[.D17]" office:value-type="float" office:value="7325" calcext:value-type="float">
            <text:p>7325,00</text:p>
          </table:table-cell>
          <table:table-cell office:value-type="float" office:value="2" calcext:value-type="float">
            <text:p>2</text:p>
          </table:table-cell>
          <table:table-cell table:formula="of:=[.C17]/[.F17]" office:value-type="float" office:value="0.830875680580762" calcext:value-type="float">
            <text:p>0,830875680580762</text:p>
          </table:table-cell>
          <table:table-cell office:value-type="float" office:value="8816" calcext:value-type="float">
            <text:p>8816</text:p>
          </table:table-cell>
          <table:table-cell office:value-type="float" office:value="123" calcext:value-type="float">
            <text:p>123</text:p>
          </table:table-cell>
          <table:table-cell office:value-type="float" office:value="18778" calcext:value-type="float">
            <text:p>18778</text:p>
          </table:table-cell>
          <table:table-cell office:value-type="float" office:value="3056" calcext:value-type="float">
            <text:p>3056</text:p>
          </table:table-cell>
          <table:table-cell table:formula="of:=[.F17]/[.I17]" office:value-type="float" office:value="2.8848167539267" calcext:value-type="float">
            <text:p>2,8848167539267</text:p>
          </table:table-cell>
          <table:table-cell office:value-type="float" office:value="7" calcext:value-type="float">
            <text:p>7</text:p>
          </table:table-cell>
          <table:table-cell table:formula="of:=[.I17]/[.K17]" office:value-type="float" office:value="436.571428571429" calcext:value-type="float">
            <text:p>436,571428571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58" calcext:value-type="float">
            <text:p>21658</text:p>
          </table:table-cell>
          <table:table-cell office:value-type="float" office:value="112128" calcext:value-type="float">
            <text:p>112128</text:p>
          </table:table-cell>
          <table:table-cell table:style-name="ce2" table:formula="of:=[.A18]/[.D18]" office:value-type="float" office:value="7219.33333333333" calcext:value-type="float">
            <text:p>7219,33</text:p>
          </table:table-cell>
          <table:table-cell office:value-type="float" office:value="3" calcext:value-type="float">
            <text:p>3</text:p>
          </table:table-cell>
          <table:table-cell table:formula="of:=[.C18]/[.F18]" office:value-type="float" office:value="1.10861998361998" calcext:value-type="float">
            <text:p>1,10861998361998</text:p>
          </table:table-cell>
          <table:table-cell office:value-type="float" office:value="6512" calcext:value-type="float">
            <text:p>6512</text:p>
          </table:table-cell>
          <table:table-cell office:value-type="float" office:value="133" calcext:value-type="float">
            <text:p>133</text:p>
          </table:table-cell>
          <table:table-cell office:value-type="float" office:value="23322" calcext:value-type="float">
            <text:p>23322</text:p>
          </table:table-cell>
          <table:table-cell office:value-type="float" office:value="2400" calcext:value-type="float">
            <text:p>2400</text:p>
          </table:table-cell>
          <table:table-cell table:formula="of:=[.F18]/[.I18]" office:value-type="float" office:value="2.71333333333333" calcext:value-type="float">
            <text:p>2,71333333333333</text:p>
          </table:table-cell>
          <table:table-cell office:value-type="float" office:value="11" calcext:value-type="float">
            <text:p>11</text:p>
          </table:table-cell>
          <table:table-cell table:formula="of:=[.I18]/[.K18]" office:value-type="float" office:value="218.181818181818" calcext:value-type="float">
            <text:p>218,181818181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147456" calcext:value-type="float">
            <text:p>147456</text:p>
          </table:table-cell>
          <table:table-cell table:style-name="ce2" table:formula="of:=[.A19]/[.D19]" office:value-type="float" office:value="7166.5" calcext:value-type="float">
            <text:p>7166,50</text:p>
          </table:table-cell>
          <table:table-cell office:value-type="float" office:value="4" calcext:value-type="float">
            <text:p>4</text:p>
          </table:table-cell>
          <table:table-cell table:formula="of:=[.C19]/[.F19]" office:value-type="float" office:value="1.41295347003155" calcext:value-type="float">
            <text:p>1,41295347003155</text:p>
          </table:table-cell>
          <table:table-cell office:value-type="float" office:value="5072" calcext:value-type="float">
            <text:p>5072</text:p>
          </table:table-cell>
          <table:table-cell office:value-type="float" office:value="143" calcext:value-type="float">
            <text:p>143</text:p>
          </table:table-cell>
          <table:table-cell office:value-type="float" office:value="27866" calcext:value-type="float">
            <text:p>27866</text:p>
          </table:table-cell>
          <table:table-cell office:value-type="float" office:value="2016" calcext:value-type="float">
            <text:p>2016</text:p>
          </table:table-cell>
          <table:table-cell table:formula="of:=[.F19]/[.I19]" office:value-type="float" office:value="2.51587301587302" calcext:value-type="float">
            <text:p>2,51587301587302</text:p>
          </table:table-cell>
          <table:table-cell office:value-type="float" office:value="14" calcext:value-type="float">
            <text:p>14</text:p>
          </table:table-cell>
          <table:table-cell table:formula="of:=[.I19]/[.K19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182784" calcext:value-type="float">
            <text:p>182784</text:p>
          </table:table-cell>
          <table:table-cell table:style-name="ce2" table:formula="of:=[.A20]/[.D20]" office:value-type="float" office:value="7134.8" calcext:value-type="float">
            <text:p>7134,80</text:p>
          </table:table-cell>
          <table:table-cell office:value-type="float" office:value="5" calcext:value-type="float">
            <text:p>5</text:p>
          </table:table-cell>
          <table:table-cell table:formula="of:=[.C20]/[.F20]" office:value-type="float" office:value="1.69553231939164" calcext:value-type="float">
            <text:p>1,69553231939164</text:p>
          </table:table-cell>
          <table:table-cell office:value-type="float" office:value="4208" calcext:value-type="float">
            <text:p>4208</text:p>
          </table:table-cell>
          <table:table-cell office:value-type="float" office:value="153" calcext:value-type="float">
            <text:p>153</text:p>
          </table:table-cell>
          <table:table-cell office:value-type="float" office:value="32410" calcext:value-type="float">
            <text:p>32410</text:p>
          </table:table-cell>
          <table:table-cell office:value-type="float" office:value="1672" calcext:value-type="float">
            <text:p>1672</text:p>
          </table:table-cell>
          <table:table-cell table:formula="of:=[.F20]/[.I20]" office:value-type="float" office:value="2.51674641148325" calcext:value-type="float">
            <text:p>2,51674641148325</text:p>
          </table:table-cell>
          <table:table-cell office:value-type="float" office:value="17" calcext:value-type="float">
            <text:p>17</text:p>
          </table:table-cell>
          <table:table-cell table:formula="of:=[.I20]/[.K20]" office:value-type="float" office:value="98.3529411764706" calcext:value-type="float">
            <text:p>98,3529411764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218112" calcext:value-type="float">
            <text:p>218112</text:p>
          </table:table-cell>
          <table:table-cell table:style-name="ce2" table:formula="of:=[.A21]/[.D21]" office:value-type="float" office:value="7113.66666666667" calcext:value-type="float">
            <text:p>7113,67</text:p>
          </table:table-cell>
          <table:table-cell office:value-type="float" office:value="6" calcext:value-type="float">
            <text:p>6</text:p>
          </table:table-cell>
          <table:table-cell table:formula="of:=[.C21]/[.F21]" office:value-type="float" office:value="1.99374065769806" calcext:value-type="float">
            <text:p>1,99374065769806</text:p>
          </table:table-cell>
          <table:table-cell office:value-type="float" office:value="3568" calcext:value-type="float">
            <text:p>3568</text:p>
          </table:table-cell>
          <table:table-cell office:value-type="float" office:value="163" calcext:value-type="float">
            <text:p>163</text:p>
          </table:table-cell>
          <table:table-cell office:value-type="float" office:value="36954" calcext:value-type="float">
            <text:p>36954</text:p>
          </table:table-cell>
          <table:table-cell office:value-type="float" office:value="1424" calcext:value-type="float">
            <text:p>1424</text:p>
          </table:table-cell>
          <table:table-cell table:formula="of:=[.F21]/[.I21]" office:value-type="float" office:value="2.50561797752809" calcext:value-type="float">
            <text:p>2,50561797752809</text:p>
          </table:table-cell>
          <table:table-cell office:value-type="float" office:value="21" calcext:value-type="float">
            <text:p>21</text:p>
          </table:table-cell>
          <table:table-cell table:formula="of:=[.I21]/[.K21]" office:value-type="float" office:value="67.8095238095238" calcext:value-type="float">
            <text:p>67,8095238095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90" calcext:value-type="float">
            <text:p>49690</text:p>
          </table:table-cell>
          <table:table-cell office:value-type="float" office:value="253440" calcext:value-type="float">
            <text:p>253440</text:p>
          </table:table-cell>
          <table:table-cell table:style-name="ce2" table:formula="of:=[.A22]/[.D22]" office:value-type="float" office:value="7098.57142857143" calcext:value-type="float">
            <text:p>7098,57</text:p>
          </table:table-cell>
          <table:table-cell office:value-type="float" office:value="7" calcext:value-type="float">
            <text:p>7</text:p>
          </table:table-cell>
          <table:table-cell table:formula="of:=[.C22]/[.F22]" office:value-type="float" office:value="2.27518315018315" calcext:value-type="float">
            <text:p>2,27518315018315</text:p>
          </table:table-cell>
          <table:table-cell office:value-type="float" office:value="3120" calcext:value-type="float">
            <text:p>3120</text:p>
          </table:table-cell>
          <table:table-cell office:value-type="float" office:value="173" calcext:value-type="float">
            <text:p>173</text:p>
          </table:table-cell>
          <table:table-cell office:value-type="float" office:value="41498" calcext:value-type="float">
            <text:p>41498</text:p>
          </table:table-cell>
          <table:table-cell office:value-type="float" office:value="1248" calcext:value-type="float">
            <text:p>1248</text:p>
          </table:table-cell>
          <table:table-cell table:formula="of:=[.F22]/[.I22]" office:value-type="float" office:value="2.5" calcext:value-type="float">
            <text:p>2,5</text:p>
          </table:table-cell>
          <table:table-cell office:value-type="float" office:value="24" calcext:value-type="float">
            <text:p>24</text:p>
          </table:table-cell>
          <table:table-cell table:formula="of:=[.I22]/[.K22]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698" calcext:value-type="float">
            <text:p>56698</text:p>
          </table:table-cell>
          <table:table-cell office:value-type="float" office:value="288768" calcext:value-type="float">
            <text:p>288768</text:p>
          </table:table-cell>
          <table:table-cell table:style-name="ce2" table:formula="of:=[.A23]/[.D23]" office:value-type="float" office:value="7087.25" calcext:value-type="float">
            <text:p>7087,25</text:p>
          </table:table-cell>
          <table:table-cell office:value-type="float" office:value="8" calcext:value-type="float">
            <text:p>8</text:p>
          </table:table-cell>
          <table:table-cell table:formula="of:=[.C23]/[.F23]" office:value-type="float" office:value="2.59036915204678" calcext:value-type="float">
            <text:p>2,59036915204678</text:p>
          </table:table-cell>
          <table:table-cell office:value-type="float" office:value="2736" calcext:value-type="float">
            <text:p>2736</text:p>
          </table:table-cell>
          <table:table-cell office:value-type="float" office:value="183" calcext:value-type="float">
            <text:p>183</text:p>
          </table:table-cell>
          <table:table-cell office:value-type="float" office:value="46042" calcext:value-type="float">
            <text:p>46042</text:p>
          </table:table-cell>
          <table:table-cell office:value-type="float" office:value="1004" calcext:value-type="float">
            <text:p>1004</text:p>
          </table:table-cell>
          <table:table-cell table:formula="of:=[.F23]/[.I23]" office:value-type="float" office:value="2.72509960159363" calcext:value-type="float">
            <text:p>2,72509960159363</text:p>
          </table:table-cell>
          <table:table-cell office:value-type="float" office:value="27" calcext:value-type="float">
            <text:p>27</text:p>
          </table:table-cell>
          <table:table-cell table:formula="of:=[.I23]/[.K23]" office:value-type="float" office:value="37.1851851851852" calcext:value-type="float">
            <text:p>37,1851851851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706" calcext:value-type="float">
            <text:p>63706</text:p>
          </table:table-cell>
          <table:table-cell office:value-type="float" office:value="324096" calcext:value-type="float">
            <text:p>324096</text:p>
          </table:table-cell>
          <table:table-cell table:style-name="ce2" table:formula="of:=[.A24]/[.D24]" office:value-type="float" office:value="7078.44444444444" calcext:value-type="float">
            <text:p>7078,44</text:p>
          </table:table-cell>
          <table:table-cell office:value-type="float" office:value="9" calcext:value-type="float">
            <text:p>9</text:p>
          </table:table-cell>
          <table:table-cell table:formula="of:=[.C24]/[.F24]" office:value-type="float" office:value="2.87274531024531" calcext:value-type="float">
            <text:p>2,87274531024531</text:p>
          </table:table-cell>
          <table:table-cell office:value-type="float" office:value="2464" calcext:value-type="float">
            <text:p>2464</text:p>
          </table:table-cell>
          <table:table-cell office:value-type="float" office:value="193" calcext:value-type="float">
            <text:p>193</text:p>
          </table:table-cell>
          <table:table-cell office:value-type="float" office:value="50586" calcext:value-type="float">
            <text:p>50586</text:p>
          </table:table-cell>
          <table:table-cell office:value-type="float" office:value="992" calcext:value-type="float">
            <text:p>992</text:p>
          </table:table-cell>
          <table:table-cell table:formula="of:=[.F24]/[.I24]" office:value-type="float" office:value="2.48387096774194" calcext:value-type="float">
            <text:p>2,48387096774194</text:p>
          </table:table-cell>
          <table:table-cell office:value-type="float" office:value="30" calcext:value-type="float">
            <text:p>30</text:p>
          </table:table-cell>
          <table:table-cell table:formula="of:=[.I24]/[.K24]" office:value-type="float" office:value="33.0666666666667" calcext:value-type="float">
            <text:p>33,066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float" office:value="359424" calcext:value-type="float">
            <text:p>359424</text:p>
          </table:table-cell>
          <table:table-cell table:style-name="ce2" table:formula="of:=[.A25]/[.D25]" office:value-type="float" office:value="7071.4" calcext:value-type="float">
            <text:p>7071,40</text:p>
          </table:table-cell>
          <table:table-cell office:value-type="float" office:value="10" calcext:value-type="float">
            <text:p>10</text:p>
          </table:table-cell>
          <table:table-cell table:formula="of:=[.C25]/[.F25]" office:value-type="float" office:value="3.17958633093525" calcext:value-type="float">
            <text:p>3,17958633093525</text:p>
          </table:table-cell>
          <table:table-cell office:value-type="float" office:value="2224" calcext:value-type="float">
            <text:p>2224</text:p>
          </table:table-cell>
          <table:table-cell table:style-name="ce1" office:value-type="string" calcext:value-type="string">
            <text:p>1;10;3</text:p>
          </table:table-cell>
          <table:table-cell table:number-columns-repeated="6"/>
        </table:table-row>
        <table:table-row table:style-name="ro1">
          <table:table-cell office:value-type="float" office:value="77722" calcext:value-type="float">
            <text:p>77722</text:p>
          </table:table-cell>
          <table:table-cell office:value-type="float" office:value="394752" calcext:value-type="float">
            <text:p>394752</text:p>
          </table:table-cell>
          <table:table-cell table:style-name="ce2" table:formula="of:=[.A26]/[.D26]" office:value-type="float" office:value="7065.63636363636" calcext:value-type="float">
            <text:p>7065,64</text:p>
          </table:table-cell>
          <table:table-cell office:value-type="float" office:value="11" calcext:value-type="float">
            <text:p>11</text:p>
          </table:table-cell>
          <table:table-cell table:formula="of:=[.C26]/[.F26]" office:value-type="float" office:value="3.44833399884644" calcext:value-type="float">
            <text:p>3,44833399884644</text:p>
          </table:table-cell>
          <table:table-cell office:value-type="float" office:value="2049" calcext:value-type="float">
            <text:p>2049</text:p>
          </table:table-cell>
          <table:table-cell table:style-name="ce1" office:value-type="string" calcext:value-type="string">
            <text:p>1;11;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: 2</text:p>
          </table:table-cell>
          <table:table-cell table:number-columns-repeated="1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[.A28]/[.D28]/10000" office:value-type="float" office:value="3.1034" calcext:value-type="float">
            <text:p>3,1034</text:p>
          </table:table-cell>
          <table:table-cell office:value-type="float" office:value="1" calcext:value-type="float">
            <text:p>1</text:p>
          </table:table-cell>
          <table:table-cell table:formula="of:=[.C28]/[.F28]*10000" office:value-type="float" office:value="5.2995218579235" calcext:value-type="float">
            <text:p>5,2995218579235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office:value-type="float" office:value="39066" calcext:value-type="float">
            <text:p>39066</text:p>
          </table:table-cell>
          <table:table-cell office:value-type="float" office:value="2155" calcext:value-type="float">
            <text:p>2155</text:p>
          </table:table-cell>
          <table:table-cell table:formula="of:=[.F28]/[.I28]" office:value-type="float" office:value="2.71740139211137" calcext:value-type="float">
            <text:p>2,71740139211137</text:p>
          </table:table-cell>
          <table:table-cell table:number-columns-repeated="3"/>
        </table:table-row>
        <table:table-row table:style-name="ro1">
          <table:table-cell office:value-type="float" office:value="65882" calcext:value-type="float">
            <text:p>65882</text:p>
          </table:table-cell>
          <table:table-cell office:value-type="float" office:value="295424" calcext:value-type="float">
            <text:p>295424</text:p>
          </table:table-cell>
          <table:table-cell table:formula="of:=[.A29]/[.D29]/10000" office:value-type="float" office:value="3.2941" calcext:value-type="float">
            <text:p>3,2941</text:p>
          </table:table-cell>
          <table:table-cell office:value-type="float" office:value="2" calcext:value-type="float">
            <text:p>2</text:p>
          </table:table-cell>
          <table:table-cell table:formula="of:=[.C29]/[.F29]*10000" office:value-type="float" office:value="9.89813701923077" calcext:value-type="float">
            <text:p>9,89813701923077</text:p>
          </table:table-cell>
          <table:table-cell office:value-type="float" office:value="3328" calcext:value-type="float">
            <text:p>3328</text:p>
          </table:table-cell>
          <table:table-cell office:value-type="float" office:value="223" calcext:value-type="float">
            <text:p>223</text:p>
          </table:table-cell>
          <table:table-cell office:value-type="float" office:value="61402" calcext:value-type="float">
            <text:p>61402</text:p>
          </table:table-cell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00730" calcext:value-type="float">
            <text:p>100730</text:p>
          </table:table-cell>
          <table:table-cell office:value-type="float" office:value="449024" calcext:value-type="float">
            <text:p>449024</text:p>
          </table:table-cell>
          <table:table-cell table:formula="of:=[.A30]/[.D30]/10000" office:value-type="float" office:value="3.35766666666667" calcext:value-type="float">
            <text:p>3,35766666666667</text:p>
          </table:table-cell>
          <table:table-cell office:value-type="float" office:value="3" calcext:value-type="float">
            <text:p>3</text:p>
          </table:table-cell>
          <table:table-cell table:formula="of:=[.C30]/[.F30]*10000" office:value-type="float" office:value="14.1793355855856" calcext:value-type="float">
            <text:p>14,1793355855856</text:p>
          </table:table-cell>
          <table:table-cell office:value-type="float" office:value="2368" calcext:value-type="float">
            <text:p>2368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135578" calcext:value-type="float">
            <text:p>135578</text:p>
          </table:table-cell>
          <table:table-cell office:value-type="float" office:value="602624" calcext:value-type="float">
            <text:p>602624</text:p>
          </table:table-cell>
          <table:table-cell table:formula="of:=[.A31]/[.D31]/10000" office:value-type="float" office:value="3.38945" calcext:value-type="float">
            <text:p>3,38945</text:p>
          </table:table-cell>
          <table:table-cell office:value-type="float" office:value="4" calcext:value-type="float">
            <text:p>4</text:p>
          </table:table-cell>
          <table:table-cell table:formula="of:=[.C31]/[.F31]*10000" office:value-type="float" office:value="18.7469579646018" calcext:value-type="float">
            <text:p>18,7469579646018</text:p>
          </table:table-cell>
          <table:table-cell office:value-type="float" office:value="1808" calcext:value-type="float">
            <text:p>1808</text:p>
          </table:table-cell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170426" calcext:value-type="float">
            <text:p>170426</text:p>
          </table:table-cell>
          <table:table-cell office:value-type="float" office:value="756224" calcext:value-type="float">
            <text:p>756224</text:p>
          </table:table-cell>
          <table:table-cell table:formula="of:=[.A32]/[.D32]/10000" office:value-type="float" office:value="3.40852" calcext:value-type="float">
            <text:p>3,40852</text:p>
          </table:table-cell>
          <table:table-cell office:value-type="float" office:value="5" calcext:value-type="float">
            <text:p>5</text:p>
          </table:table-cell>
          <table:table-cell table:formula="of:=[.C32]/[.F32]*10000" office:value-type="float" office:value="22.9067204301075" calcext:value-type="float">
            <text:p>22,9067204301075</text:p>
          </table:table-cell>
          <table:table-cell office:value-type="float" office:value="1488" calcext:value-type="float">
            <text:p>1488</text:p>
          </table:table-cell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205274" calcext:value-type="float">
            <text:p>205274</text:p>
          </table:table-cell>
          <table:table-cell office:value-type="float" office:value="909824" calcext:value-type="float">
            <text:p>909824</text:p>
          </table:table-cell>
          <table:table-cell table:formula="of:=[.A33]/[.D33]/10000" office:value-type="float" office:value="3.42123333333333" calcext:value-type="float">
            <text:p>3,42123333333333</text:p>
          </table:table-cell>
          <table:table-cell office:value-type="float" office:value="6" calcext:value-type="float">
            <text:p>6</text:p>
          </table:table-cell>
          <table:table-cell table:formula="of:=[.C33]/[.F33]*10000" office:value-type="float" office:value="27.7697510822511" calcext:value-type="float">
            <text:p>27,7697510822511</text:p>
          </table:table-cell>
          <table:table-cell office:value-type="float" office:value="1232" calcext:value-type="float">
            <text:p>1232</text:p>
          </table:table-cell>
          <table:table-cell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240122" calcext:value-type="float">
            <text:p>240122</text:p>
          </table:table-cell>
          <table:table-cell office:value-type="float" office:value="1063424" calcext:value-type="float">
            <text:p>1063424</text:p>
          </table:table-cell>
          <table:table-cell table:formula="of:=[.A34]/[.D34]/10000" office:value-type="float" office:value="3.43031428571429" calcext:value-type="float">
            <text:p>3,43031428571429</text:p>
          </table:table-cell>
          <table:table-cell office:value-type="float" office:value="7" calcext:value-type="float">
            <text:p>7</text:p>
          </table:table-cell>
          <table:table-cell table:formula="of:=[.C34]/[.F34]*10000" office:value-type="float" office:value="31.9992004264392" calcext:value-type="float">
            <text:p>31,9992004264392</text:p>
          </table:table-cell>
          <table:table-cell office:value-type="float" office:value="1072" calcext:value-type="float">
            <text:p>1072</text:p>
          </table:table-cell>
          <table:table-cell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274970" calcext:value-type="float">
            <text:p>274970</text:p>
          </table:table-cell>
          <table:table-cell office:value-type="float" office:value="1217024" calcext:value-type="float">
            <text:p>1217024</text:p>
          </table:table-cell>
          <table:table-cell table:formula="of:=[.A35]/[.D35]/10000" office:value-type="float" office:value="3.437125" calcext:value-type="float">
            <text:p>3,437125</text:p>
          </table:table-cell>
          <table:table-cell office:value-type="float" office:value="8" calcext:value-type="float">
            <text:p>8</text:p>
          </table:table-cell>
          <table:table-cell table:formula="of:=[.C35]/[.F35]*10000" office:value-type="float" office:value="36.4102224576271" calcext:value-type="float">
            <text:p>36,4102224576271</text:p>
          </table:table-cell>
          <table:table-cell office:value-type="float" office:value="944" calcext:value-type="float">
            <text:p>944</text:p>
          </table:table-cell>
          <table:table-cell table:number-columns-repeated="7"/>
        </table:table-row>
        <table:table-row table:style-name="ro1">
          <table:table-cell office:value-type="float" office:value="309818" calcext:value-type="float">
            <text:p>309818</text:p>
          </table:table-cell>
          <table:table-cell office:value-type="float" office:value="1370624" calcext:value-type="float">
            <text:p>1370624</text:p>
          </table:table-cell>
          <table:table-cell table:formula="of:=[.A36]/[.D36]/10000" office:value-type="float" office:value="3.44242222222222" calcext:value-type="float">
            <text:p>3,44242222222222</text:p>
          </table:table-cell>
          <table:table-cell office:value-type="float" office:value="9" calcext:value-type="float">
            <text:p>9</text:p>
          </table:table-cell>
          <table:table-cell table:formula="of:=[.C36]/[.F36]*10000" office:value-type="float" office:value="40.5946016771488" calcext:value-type="float">
            <text:p>40,5946016771488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 office:value-type="float" office:value="344666" calcext:value-type="float">
            <text:p>344666</text:p>
          </table:table-cell>
          <table:table-cell office:value-type="float" office:value="1524224" calcext:value-type="float">
            <text:p>1524224</text:p>
          </table:table-cell>
          <table:table-cell table:formula="of:=[.A37]/[.D37]/10000" office:value-type="float" office:value="3.44666" calcext:value-type="float">
            <text:p>3,44666</text:p>
          </table:table-cell>
          <table:table-cell office:value-type="float" office:value="10" calcext:value-type="float">
            <text:p>10</text:p>
          </table:table-cell>
          <table:table-cell table:formula="of:=[.C37]/[.F37]*10000" office:value-type="float" office:value="45.8332446808511" calcext:value-type="float">
            <text:p>45,8332446808511</text:p>
          </table:table-cell>
          <table:table-cell office:value-type="float" office:value="752" calcext:value-type="float">
            <text:p>752</text:p>
          </table:table-cell>
          <table:table-cell table:number-columns-repeated="7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1677824" calcext:value-type="float">
            <text:p>1677824</text:p>
          </table:table-cell>
          <table:table-cell table:formula="of:=[.A38]/[.D38]/10000" office:value-type="float" office:value="3.45012727272727" calcext:value-type="float">
            <text:p>3,45012727272727</text:p>
          </table:table-cell>
          <table:table-cell office:value-type="float" office:value="11" calcext:value-type="float">
            <text:p>11</text:p>
          </table:table-cell>
          <table:table-cell table:formula="of:=[.C38]/[.F38]*10000" office:value-type="float" office:value="50.1471987315011" calcext:value-type="float">
            <text:p>50,1471987315011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3</text:p>
          </table:table-cell>
          <table:table-cell table:number-columns-repeated="12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[.A41]/[.D41]/10000" office:value-type="float" office:value="12.3898" calcext:value-type="float">
            <text:p>12,3898</text:p>
          </table:table-cell>
          <table:table-cell office:value-type="float" office:value="1" calcext:value-type="float">
            <text:p>1</text:p>
          </table:table-cell>
          <table:table-cell table:formula="of:=[.C41]/[.F41]*10000" office:value-type="float" office:value="45.8202662721893" calcext:value-type="float">
            <text:p>45,8202662721893</text:p>
          </table:table-cell>
          <table:table-cell office:value-type="float" office:value="2704" calcext:value-type="float">
            <text:p>2704</text:p>
          </table:table-cell>
          <table:table-cell table:number-columns-repeated="7"/>
        </table:table-row>
        <table:table-row table:style-name="ro1">
          <table:table-cell office:value-type="float" office:value="269722" calcext:value-type="float">
            <text:p>269722</text:p>
          </table:table-cell>
          <table:table-cell office:value-type="float" office:value="1122816" calcext:value-type="float">
            <text:p>1122816</text:p>
          </table:table-cell>
          <table:table-cell table:formula="of:=[.A42]/[.D42]/10000" office:value-type="float" office:value="13.4861" calcext:value-type="float">
            <text:p>13,4861</text:p>
          </table:table-cell>
          <table:table-cell office:value-type="float" office:value="2" calcext:value-type="float">
            <text:p>2</text:p>
          </table:table-cell>
          <table:table-cell table:formula="of:=[.C42]/[.F42]*10000" office:value-type="float" office:value="91.6175271739131" calcext:value-type="float">
            <text:p>91,6175271739131</text:p>
          </table:table-cell>
          <table:table-cell office:value-type="float" office:value="1472" calcext:value-type="float">
            <text:p>1472</text:p>
          </table:table-cell>
          <table:table-cell table:number-columns-repeated="7"/>
        </table:table-row>
        <table:table-row table:style-name="ro1">
          <table:table-cell office:value-type="float" office:value="415546" calcext:value-type="float">
            <text:p>415546</text:p>
          </table:table-cell>
          <table:table-cell office:value-type="float" office:value="1726464" calcext:value-type="float">
            <text:p>1726464</text:p>
          </table:table-cell>
          <table:table-cell table:formula="of:=[.A43]/[.D43]/10000" office:value-type="float" office:value="13.8515333333333" calcext:value-type="float">
            <text:p>13,8515333333333</text:p>
          </table:table-cell>
          <table:table-cell office:value-type="float" office:value="3" calcext:value-type="float">
            <text:p>3</text:p>
          </table:table-cell>
          <table:table-cell table:formula="of:=[.C43]/[.F43]*10000" office:value-type="float" office:value="135.268880208333" calcext:value-type="float">
            <text:p>135,268880208333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float" office:value="561370" calcext:value-type="float">
            <text:p>561370</text:p>
          </table:table-cell>
          <table:table-cell office:value-type="float" office:value="2330112" calcext:value-type="float">
            <text:p>2330112</text:p>
          </table:table-cell>
          <table:table-cell table:formula="of:=[.A44]/[.D44]/10000" office:value-type="float" office:value="14.03425" calcext:value-type="float">
            <text:p>14,03425</text:p>
          </table:table-cell>
          <table:table-cell office:value-type="float" office:value="4" calcext:value-type="float">
            <text:p>4</text:p>
          </table:table-cell>
          <table:table-cell table:formula="of:=[.C44]/[.F44]*10000" office:value-type="float" office:value="179.008290816327" calcext:value-type="float">
            <text:p>179,008290816327</text:p>
          </table:table-cell>
          <table:table-cell office:value-type="float" office:value="784" calcext:value-type="float">
            <text:p>784</text:p>
          </table:table-cell>
          <table:table-cell table:number-columns-repeated="7"/>
        </table:table-row>
        <table:table-row table:style-name="ro1">
          <table:table-cell office:value-type="float" office:value="707194" calcext:value-type="float">
            <text:p>707194</text:p>
          </table:table-cell>
          <table:table-cell office:value-type="float" office:value="2933760" calcext:value-type="float">
            <text:p>2933760</text:p>
          </table:table-cell>
          <table:table-cell table:formula="of:=[.A45]/[.D45]/10000" office:value-type="float" office:value="14.14388" calcext:value-type="float">
            <text:p>14,14388</text:p>
          </table:table-cell>
          <table:table-cell office:value-type="float" office:value="5" calcext:value-type="float">
            <text:p>5</text:p>
          </table:table-cell>
          <table:table-cell table:formula="of:=[.C45]/[.F45]*10000" office:value-type="float" office:value="226.664743589744" calcext:value-type="float">
            <text:p>226,664743589744</text:p>
          </table:table-cell>
          <table:table-cell office:value-type="float" office:value="624" calcext:value-type="float">
            <text:p>624</text:p>
          </table:table-cell>
          <table:table-cell office:value-type="float" office:value="949.56" calcext:value-type="float">
            <text:p>949,56</text:p>
          </table:table-cell>
          <table:table-cell table:formula="of:=[.E45]/[.G45]" office:value-type="float" office:value="0.238705025053439" calcext:value-type="float">
            <text:p>0,238705025053439</text:p>
          </table:table-cell>
          <table:table-cell table:number-columns-repeated="5"/>
        </table:table-row>
        <table:table-row table:style-name="ro1">
          <table:table-cell office:value-type="float" office:value="853018" calcext:value-type="float">
            <text:p>853018</text:p>
          </table:table-cell>
          <table:table-cell office:value-type="float" office:value="3537408" calcext:value-type="float">
            <text:p>3537408</text:p>
          </table:table-cell>
          <table:table-cell table:formula="of:=[.A46]/[.D46]/10000" office:value-type="float" office:value="14.2169666666667" calcext:value-type="float">
            <text:p>14,2169666666667</text:p>
          </table:table-cell>
          <table:table-cell office:value-type="float" office:value="6" calcext:value-type="float">
            <text:p>6</text:p>
          </table:table-cell>
          <table:table-cell table:formula="of:=[.C46]/[.F46]*10000" office:value-type="float" office:value="269.260732323232" calcext:value-type="float">
            <text:p>269,260732323232</text:p>
          </table:table-cell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float" office:value="998842" calcext:value-type="float">
            <text:p>998842</text:p>
          </table:table-cell>
          <table:table-cell office:value-type="float" office:value="4141056" calcext:value-type="float">
            <text:p>4141056</text:p>
          </table:table-cell>
          <table:table-cell table:formula="of:=[.A47]/[.D47]/10000" office:value-type="float" office:value="14.2691714285714" calcext:value-type="float">
            <text:p>14,2691714285714</text:p>
          </table:table-cell>
          <table:table-cell office:value-type="float" office:value="7" calcext:value-type="float">
            <text:p>7</text:p>
          </table:table-cell>
          <table:table-cell table:formula="of:=[.C47]/[.F47]*10000" office:value-type="float" office:value="307.525246305419" calcext:value-type="float">
            <text:p>307,525246305419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1144666" calcext:value-type="float">
            <text:p>1144666</text:p>
          </table:table-cell>
          <table:table-cell office:value-type="float" office:value="4744704" calcext:value-type="float">
            <text:p>4744704</text:p>
          </table:table-cell>
          <table:table-cell table:formula="of:=[.A48]/[.D48]/10000" office:value-type="float" office:value="14.308325" calcext:value-type="float">
            <text:p>14,308325</text:p>
          </table:table-cell>
          <table:table-cell office:value-type="float" office:value="8" calcext:value-type="float">
            <text:p>8</text:p>
          </table:table-cell>
          <table:table-cell table:formula="of:=[.C48]/[.F48]*10000" office:value-type="float" office:value="357.708125" calcext:value-type="float">
            <text:p>357,708125</text:p>
          </table:table-cell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float" office:value="1290490" calcext:value-type="float">
            <text:p>1290490</text:p>
          </table:table-cell>
          <table:table-cell office:value-type="float" office:value="5348352" calcext:value-type="float">
            <text:p>5348352</text:p>
          </table:table-cell>
          <table:table-cell table:formula="of:=[.A49]/[.D49]/10000" office:value-type="float" office:value="14.3387777777778" calcext:value-type="float">
            <text:p>14,3387777777778</text:p>
          </table:table-cell>
          <table:table-cell office:value-type="float" office:value="9" calcext:value-type="float">
            <text:p>9</text:p>
          </table:table-cell>
          <table:table-cell table:formula="of:=[.C49]/[.F49]*10000" office:value-type="float" office:value="407.351641414141" calcext:value-type="float">
            <text:p>407,351641414141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float" office:value="1436314" calcext:value-type="float">
            <text:p>1436314</text:p>
          </table:table-cell>
          <table:table-cell office:value-type="float" office:value="5952000" calcext:value-type="float">
            <text:p>5952000</text:p>
          </table:table-cell>
          <table:table-cell table:formula="of:=[.A50]/[.D50]/10000" office:value-type="float" office:value="14.36314" calcext:value-type="float">
            <text:p>14,36314</text:p>
          </table:table-cell>
          <table:table-cell office:value-type="float" office:value="10" calcext:value-type="float">
            <text:p>10</text:p>
          </table:table-cell>
          <table:table-cell table:formula="of:=[.C50]/[.F50]*10000" office:value-type="float" office:value="448.848125" calcext:value-type="float">
            <text:p>448,848125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float" office:value="1582138" calcext:value-type="float">
            <text:p>1582138</text:p>
          </table:table-cell>
          <table:table-cell office:value-type="float" office:value="6555648" calcext:value-type="float">
            <text:p>6555648</text:p>
          </table:table-cell>
          <table:table-cell table:formula="of:=[.A51]/[.D51]/10000" office:value-type="float" office:value="14.3830727272727" calcext:value-type="float">
            <text:p>14,3830727272727</text:p>
          </table:table-cell>
          <table:table-cell office:value-type="float" office:value="11" calcext:value-type="float">
            <text:p>11</text:p>
          </table:table-cell>
          <table:table-cell table:formula="of:=[.C51]/[.F51]*10000" office:value-type="float" office:value="499.412247474747" calcext:value-type="float">
            <text:p>499,412247474747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4</text:p>
          </table:table-cell>
          <table:table-cell table:number-columns-repeated="12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[.A54]/[.D54]/10000" office:value-type="float" office:value="49.3946" calcext:value-type="float">
            <text:p>49,3946</text:p>
          </table:table-cell>
          <table:table-cell office:value-type="float" office:value="1" calcext:value-type="float">
            <text:p>1</text:p>
          </table:table-cell>
          <table:table-cell table:formula="of:=[.C54]/[.F54]*10000" office:value-type="float" office:value="367.519345238095" calcext:value-type="float">
            <text:p>367,519345238095</text:p>
          </table:table-cell>
          <table:table-cell office:value-type="float" office:value="1344" calcext:value-type="float">
            <text:p>1344</text:p>
          </table:table-cell>
          <table:table-cell table:number-columns-repeated="7"/>
        </table:table-row>
        <table:table-row table:style-name="ro1">
          <table:table-cell office:value-type="float" office:value="1082906" calcext:value-type="float">
            <text:p>1082906</text:p>
          </table:table-cell>
          <table:table-cell office:value-type="float" office:value="4384768" calcext:value-type="float">
            <text:p>4384768</text:p>
          </table:table-cell>
          <table:table-cell table:formula="of:=[.A55]/[.D55]/10000" office:value-type="float" office:value="54.1453" calcext:value-type="float">
            <text:p>54,1453</text:p>
          </table:table-cell>
          <table:table-cell office:value-type="float" office:value="2" calcext:value-type="float">
            <text:p>2</text:p>
          </table:table-cell>
          <table:table-cell table:formula="of:=[.C55]/[.F55]*10000" office:value-type="float" office:value="786.995639534884" calcext:value-type="float">
            <text:p>786,995639534884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float" office:value="1671866" calcext:value-type="float">
            <text:p>1671866</text:p>
          </table:table-cell>
          <table:table-cell office:value-type="float" office:value="6765568" calcext:value-type="float">
            <text:p>6765568</text:p>
          </table:table-cell>
          <table:table-cell table:formula="of:=[.A56]/[.D56]/10000" office:value-type="float" office:value="55.7288666666667" calcext:value-type="float">
            <text:p>55,7288666666667</text:p>
          </table:table-cell>
          <table:table-cell office:value-type="float" office:value="3" calcext:value-type="float">
            <text:p>3</text:p>
          </table:table-cell>
          <table:table-cell table:formula="of:=[.C56]/[.F56]*10000" office:value-type="float" office:value="1161.01805555556" calcext:value-type="float">
            <text:p>1161,01805555556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office:value-type="float" office:value="2260826" calcext:value-type="float">
            <text:p>2260826</text:p>
          </table:table-cell>
          <table:table-cell office:value-type="float" office:value="9146368" calcext:value-type="float">
            <text:p>9146368</text:p>
          </table:table-cell>
          <table:table-cell table:formula="of:=[.A57]/[.D57]/10000" office:value-type="float" office:value="56.52065" calcext:value-type="float">
            <text:p>56,52065</text:p>
          </table:table-cell>
          <table:table-cell office:value-type="float" office:value="4" calcext:value-type="float">
            <text:p>4</text:p>
          </table:table-cell>
          <table:table-cell table:formula="of:=[.C57]/[.F57]*10000" office:value-type="float" office:value="1535.88722826087" calcext:value-type="float">
            <text:p>1535,88722826087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float" office:value="2840786" calcext:value-type="float">
            <text:p>2840786</text:p>
          </table:table-cell>
          <table:table-cell office:value-type="float" office:value="11527168" calcext:value-type="float">
            <text:p>11527168</text:p>
          </table:table-cell>
          <table:table-cell table:formula="of:=[.A58]/[.D58]/10000" office:value-type="float" office:value="56.81572" calcext:value-type="float">
            <text:p>56,81572</text:p>
          </table:table-cell>
          <table:table-cell office:value-type="float" office:value="5" calcext:value-type="float">
            <text:p>5</text:p>
          </table:table-cell>
          <table:table-cell table:formula="of:=[.C58]/[.F58]*10000" office:value-type="float" office:value="1972.76805555556" calcext:value-type="float">
            <text:p>1972,76805555556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3438746" calcext:value-type="float">
            <text:p>3438746</text:p>
          </table:table-cell>
          <table:table-cell office:value-type="float" office:value="13907968" calcext:value-type="float">
            <text:p>13907968</text:p>
          </table:table-cell>
          <table:table-cell table:formula="of:=[.A59]/[.D59]/10000" office:value-type="float" office:value="57.3124333333333" calcext:value-type="float">
            <text:p>57,3124333333333</text:p>
          </table:table-cell>
          <table:table-cell office:value-type="float" office:value="6" calcext:value-type="float">
            <text:p>6</text:p>
          </table:table-cell>
          <table:table-cell table:formula="of:=[.C59]/[.F59]*10000" office:value-type="float" office:value="2388.01805555556" calcext:value-type="float">
            <text:p>2388,01805555556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4027706" calcext:value-type="float">
            <text:p>4027706</text:p>
          </table:table-cell>
          <table:table-cell office:value-type="float" office:value="16288768" calcext:value-type="float">
            <text:p>16288768</text:p>
          </table:table-cell>
          <table:table-cell table:formula="of:=[.A60]/[.D60]/10000" office:value-type="float" office:value="57.5386571428571" calcext:value-type="float">
            <text:p>57,5386571428571</text:p>
          </table:table-cell>
          <table:table-cell office:value-type="float" office:value="7" calcext:value-type="float">
            <text:p>7</text:p>
          </table:table-cell>
          <table:table-cell table:formula="of:=[.C60]/[.F60]*10000" office:value-type="float" office:value="2766.28159340659" calcext:value-type="float">
            <text:p>2766,28159340659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float" office:value="4616666" calcext:value-type="float">
            <text:p>4616666</text:p>
          </table:table-cell>
          <table:table-cell office:value-type="float" office:value="18669568" calcext:value-type="float">
            <text:p>18669568</text:p>
          </table:table-cell>
          <table:table-cell table:formula="of:=[.A61]/[.D61]/10000" office:value-type="float" office:value="57.708325" calcext:value-type="float">
            <text:p>57,708325</text:p>
          </table:table-cell>
          <table:table-cell office:value-type="float" office:value="8" calcext:value-type="float">
            <text:p>8</text:p>
          </table:table-cell>
          <table:table-cell table:formula="of:=[.C61]/[.F61]*10000" office:value-type="float" office:value="3278.88210227273" calcext:value-type="float">
            <text:p>3278,88210227273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5205626" calcext:value-type="float">
            <text:p>5205626</text:p>
          </table:table-cell>
          <table:table-cell office:value-type="float" office:value="21050368" calcext:value-type="float">
            <text:p>21050368</text:p>
          </table:table-cell>
          <table:table-cell table:formula="of:=[.A62]/[.D62]/10000" office:value-type="float" office:value="57.8402888888889" calcext:value-type="float">
            <text:p>57,8402888888889</text:p>
          </table:table-cell>
          <table:table-cell office:value-type="float" office:value="9" calcext:value-type="float">
            <text:p>9</text:p>
          </table:table-cell>
          <table:table-cell table:formula="of:=[.C62]/[.F62]*10000" office:value-type="float" office:value="3615.01805555556" calcext:value-type="float">
            <text:p>3615,01805555556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float" office:value="5794586" calcext:value-type="float">
            <text:p>5794586</text:p>
          </table:table-cell>
          <table:table-cell office:value-type="float" office:value="23431168" calcext:value-type="float">
            <text:p>23431168</text:p>
          </table:table-cell>
          <table:table-cell table:formula="of:=[.A63]/[.D63]/10000" office:value-type="float" office:value="57.94586" calcext:value-type="float">
            <text:p>57,94586</text:p>
          </table:table-cell>
          <table:table-cell office:value-type="float" office:value="10" calcext:value-type="float">
            <text:p>10</text:p>
          </table:table-cell>
          <table:table-cell table:formula="of:=[.C63]/[.F63]*10000" office:value-type="float" office:value="3996.26620689655" calcext:value-type="float">
            <text:p>3996,26620689655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3"/></text:p>
          </table:table-cell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: 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41472" calcext:value-type="float">
            <text:p>41472</text:p>
          </table:table-cell>
          <table:table-cell table:formula="of:=LOG([.A86]/[.D86]/1000)" office:value-type="float" office:value="0.88320703335239" calcext:value-type="float">
            <text:p>0,88320703335239</text:p>
          </table:table-cell>
          <table:table-cell office:value-type="float" office:value="1" calcext:value-type="float">
            <text:p>1</text:p>
          </table:table-cell>
          <table:table-cell table:formula="of:=LOG([.C86]/[.F86]*100000)" office:value-type="float" office:value="0.791577681838096" calcext:value-type="float">
            <text:p>0,791577681838096</text:p>
          </table:table-cell>
          <table:table-cell office:value-type="float" office:value="14272" calcext:value-type="float">
            <text:p>14272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141824" calcext:value-type="float">
            <text:p>141824</text:p>
          </table:table-cell>
          <table:table-cell table:formula="of:=LOG([.A87]/[.D87]/1000)" office:value-type="float" office:value="1.1908077601319" calcext:value-type="float">
            <text:p>1,1908077601319</text:p>
          </table:table-cell>
          <table:table-cell office:value-type="float" office:value="2" calcext:value-type="float">
            <text:p>2</text:p>
          </table:table-cell>
          <table:table-cell table:formula="of:=LOG([.C87]/[.F87]*100000)" office:value-type="float" office:value="1.30824058809859" calcext:value-type="float">
            <text:p>1,30824058809859</text:p>
          </table:table-cell>
          <table:table-cell office:value-type="float" office:value="5856" calcext:value-type="float">
            <text:p>5856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123898" calcext:value-type="float">
            <text:p>123898</text:p>
          </table:table-cell>
          <table:table-cell office:value-type="float" office:value="519168" calcext:value-type="float">
            <text:p>519168</text:p>
          </table:table-cell>
          <table:table-cell table:formula="of:=LOG([.A88]/[.D88]/1000)" office:value-type="float" office:value="1.61594304119656" calcext:value-type="float">
            <text:p>1,61594304119656</text:p>
          </table:table-cell>
          <table:table-cell office:value-type="float" office:value="3" calcext:value-type="float">
            <text:p>3</text:p>
          </table:table-cell>
          <table:table-cell table:formula="of:=LOG([.C88]/[.F88]*100000)" office:value-type="float" office:value="1.77641936141526" calcext:value-type="float">
            <text:p>1,77641936141526</text:p>
          </table:table-cell>
          <table:table-cell office:value-type="float" office:value="2704" calcext:value-type="float">
            <text:p>2704</text:p>
          </table:table-cell>
          <table:table-cell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493946" calcext:value-type="float">
            <text:p>493946</text:p>
          </table:table-cell>
          <table:table-cell office:value-type="float" office:value="2003968" calcext:value-type="float">
            <text:p>2003968</text:p>
          </table:table-cell>
          <table:table-cell table:formula="of:=LOG([.A89]/[.D89]/1000)" office:value-type="float" office:value="2.09161948151491" calcext:value-type="float">
            <text:p>2,09161948151491</text:p>
          </table:table-cell>
          <table:table-cell office:value-type="float" office:value="4" calcext:value-type="float">
            <text:p>4</text:p>
          </table:table-cell>
          <table:table-cell table:formula="of:=LOG([.C89]/[.F89]*100000)" office:value-type="float" office:value="2.19208340951297" calcext:value-type="float">
            <text:p>2,19208340951297</text:p>
          </table:table-cell>
          <table:table-cell office:value-type="float" office:value="1344" calcext:value-type="float">
            <text:p>1344</text:p>
          </table:table-cell>
          <table:table-cell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float" office:value="1971322" calcext:value-type="float">
            <text:p>1971322</text:p>
          </table:table-cell>
          <table:table-cell office:value-type="float" office:value="7921152" calcext:value-type="float">
            <text:p>7921152</text:p>
          </table:table-cell>
          <table:table-cell table:formula="of:=LOG([.A90]/[.D90]/1000)" office:value-type="float" office:value="2.59578756433786" calcext:value-type="float">
            <text:p>2,59578756433786</text:p>
          </table:table-cell>
          <table:table-cell office:value-type="float" office:value="5" calcext:value-type="float">
            <text:p>5</text:p>
          </table:table-cell>
          <table:table-cell table:formula="of:=LOG([.C90]/[.F90]*100000)" office:value-type="float" office:value="2.60741111800438" calcext:value-type="float">
            <text:p>2,60741111800438</text:p>
          </table:table-cell>
          <table:table-cell office:value-type="float" office:value="641" calcext:value-type="float">
            <text:p>641</text:p>
          </table:table-cell>
          <table:table-cell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office:value-type="float" office:value="7875194" calcext:value-type="float">
            <text:p>7875194</text:p>
          </table:table-cell>
          <table:table-cell office:value-type="float" office:value="32467968" calcext:value-type="float">
            <text:p>32467968</text:p>
          </table:table-cell>
          <table:table-cell table:formula="of:=LOG([.A91]/[.D91]/1000)" office:value-type="float" office:value="3.11811001075631" calcext:value-type="float">
            <text:p>3,11811001075631</text:p>
          </table:table-cell>
          <table:table-cell office:value-type="float" office:value="6" calcext:value-type="float">
            <text:p>6</text:p>
          </table:table-cell>
          <table:table-cell table:formula="of:=LOG([.C91]/[.F91]*100000)" office:value-type="float" office:value="3.01101784995786" calcext:value-type="float">
            <text:p>3,01101784995786</text:p>
          </table:table-cell>
          <table:table-cell office:value-type="float" office:value="304" calcext:value-type="float">
            <text:p>304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31479418" calcext:value-type="float">
            <text:p>31479418</text:p>
          </table:table-cell>
          <table:table-cell office:value-type="float" office:value="126910976" calcext:value-type="float">
            <text:p>126910976</text:p>
          </table:table-cell>
          <table:table-cell table:formula="of:=LOG([.A92]/[.D92]/1000)" office:value-type="float" office:value="3.65292865439307" calcext:value-type="float">
            <text:p>3,65292865439307</text:p>
          </table:table-cell>
          <table:table-cell office:value-type="float" office:value="7" calcext:value-type="float">
            <text:p>7</text:p>
          </table:table-cell>
          <table:table-cell table:formula="of:=LOG([.C92]/[.F92]*100000)" office:value-type="float" office:value="3.40127318782365" calcext:value-type="float">
            <text:p>3,40127318782365</text:p>
          </table:table-cell>
          <table:table-cell office:value-type="float" office:value="145" calcext:value-type="float">
            <text:p>145</text:p>
          </table:table-cell>
          <table:table-cell office:value-type="float" office:value="713" calcext:value-type="float">
            <text:p>713</text:p>
          </table:table-cell>
          <table:table-cell table:number-columns-repeated="6"/>
        </table:table-row>
      </table:table>
      <table:table table:name="Tabelle2" table:style-name="ta1">
        <table:shapes>
          <draw:frame draw:z-index="0" draw:style-name="gr1" draw:text-style-name="P1" svg:width="160.05mm" svg:height="89.96mm" svg:x="95.59mm" svg:y="143.96mm">
            <draw:object draw:notify-on-update-of-ranges="Tabelle2.G6:Tabelle2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table:formula="of:=[.A1]/60" office:value-type="float" office:value="1.66666666666667" calcext:value-type="float">
            <text:p>1,66666666666667</text:p>
          </table:table-cell>
          <table:table-cell office:value-type="float" office:value="180" calcext:value-type="float">
            <text:p>180</text:p>
          </table:table-cell>
          <table:table-cell table:formula="of:=[.B1]*[.C1]" office:value-type="float" office:value="300" calcext:value-type="float">
            <text:p>300</text:p>
          </table:table-cell>
          <table:table-cell table:formula="of:=[.D1]/6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min/durchlauf</text:p>
          </table:table-cell>
          <table:table-cell office:value-type="string" calcext:value-type="string">
            <text:p>h/durchlauf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ch</text:p>
          </table:table-cell>
          <table:table-cell table:number-columns-repeated="4"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float" office:value="1" calcext:value-type="float">
            <text:p>1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 table:formula="of:=[.C6]/[.A6]" office:value-type="float" office:value="0.361809751299705" calcext:value-type="float">
            <text:p>0,361809751299705</text:p>
          </table:table-cell>
          <table:table-cell table:formula="of:=[.A6]/[.B6]" office:value-type="float" office:value="14234" calcext:value-type="float">
            <text:p>14234</text:p>
          </table:table-cell>
          <table:table-cell table:formula="of:=[.F6]/[.E6]" office:value-type="float" office:value="39341.1176699029" calcext:value-type="float">
            <text:p>39341,1176699029</text:p>
          </table:table-cell>
        </table:table-row>
        <table:table-row table:style-name="ro1">
          <table:table-cell office:value-type="float" office:value="18778" calcext:value-type="float">
            <text:p>18778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7" calcext:value-type="float">
            <text:p>7</text:p>
          </table:table-cell>
          <table:table-cell table:formula="of:=[.C7]/[.A7]" office:value-type="float" office:value="0.162743636169986" calcext:value-type="float">
            <text:p>0,162743636169986</text:p>
          </table:table-cell>
          <table:table-cell table:formula="of:=[.A7]/[.B7]" office:value-type="float" office:value="9389" calcext:value-type="float">
            <text:p>9389</text:p>
          </table:table-cell>
          <table:table-cell table:formula="of:=[.F7]/[.E7]" office:value-type="float" office:value="57691.9640052356" calcext:value-type="float">
            <text:p>57691,9640052356</text:p>
          </table:table-cell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11" calcext:value-type="float">
            <text:p>11</text:p>
          </table:table-cell>
          <table:table-cell table:formula="of:=[.C8]/[.A8]" office:value-type="float" office:value="0.102907126318498" calcext:value-type="float">
            <text:p>0,102907126318498</text:p>
          </table:table-cell>
          <table:table-cell table:formula="of:=[.A8]/[.B8]" office:value-type="float" office:value="7774" calcext:value-type="float">
            <text:p>7774</text:p>
          </table:table-cell>
          <table:table-cell table:formula="of:=[.F8]/[.E8]" office:value-type="float" office:value="75543.845" calcext:value-type="float">
            <text:p>75543,845</text:p>
          </table:table-cell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formula="of:=[.C9]/[.A9]" office:value-type="float" office:value="0.0723462283786693" calcext:value-type="float">
            <text:p>0,072346228378669</text:p>
          </table:table-cell>
          <table:table-cell table:formula="of:=[.A9]/[.B9]" office:value-type="float" office:value="6966.5" calcext:value-type="float">
            <text:p>6966,5</text:p>
          </table:table-cell>
          <table:table-cell table:formula="of:=[.F9]/[.E9]" office:value-type="float" office:value="96293.8933531746" calcext:value-type="float">
            <text:p>96293,8933531746</text:p>
          </table:table-cell>
        </table:table-row>
        <table:table-row table:style-name="ro1">
          <table:table-cell office:value-type="float" office:value="32410" calcext:value-type="float">
            <text:p>32410</text:p>
          </table:table-cell>
          <table:table-cell office:value-type="float" office:value="5" calcext:value-type="float">
            <text:p>5</text:p>
          </table:table-cell>
          <table:table-cell office:value-type="float" office:value="1672" calcext:value-type="float">
            <text:p>1672</text:p>
          </table:table-cell>
          <table:table-cell office:value-type="float" office:value="17" calcext:value-type="float">
            <text:p>17</text:p>
          </table:table-cell>
          <table:table-cell table:formula="of:=[.C10]/[.A10]" office:value-type="float" office:value="0.051589015735884" calcext:value-type="float">
            <text:p>0,051589015735884</text:p>
          </table:table-cell>
          <table:table-cell table:formula="of:=[.A10]/[.B10]" office:value-type="float" office:value="6482" calcext:value-type="float">
            <text:p>6482</text:p>
          </table:table-cell>
          <table:table-cell table:formula="of:=[.F10]/[.E10]" office:value-type="float" office:value="125646.901913876" calcext:value-type="float">
            <text:p>125646,901913876</text:p>
          </table:table-cell>
        </table:table-row>
        <table:table-row table:style-name="ro1">
          <table:table-cell office:value-type="float" office:value="36954" calcext:value-type="float">
            <text:p>36954</text:p>
          </table:table-cell>
          <table:table-cell office:value-type="float" office:value="6" calcext:value-type="float">
            <text:p>6</text:p>
          </table:table-cell>
          <table:table-cell office:value-type="float" office:value="1424" calcext:value-type="float">
            <text:p>1424</text:p>
          </table:table-cell>
          <table:table-cell office:value-type="float" office:value="21" calcext:value-type="float">
            <text:p>21</text:p>
          </table:table-cell>
          <table:table-cell table:formula="of:=[.C11]/[.A11]" office:value-type="float" office:value="0.0385343941115982" calcext:value-type="float">
            <text:p>0,038534394111598</text:p>
          </table:table-cell>
          <table:table-cell table:formula="of:=[.A11]/[.B11]" office:value-type="float" office:value="6159" calcext:value-type="float">
            <text:p>6159</text:p>
          </table:table-cell>
          <table:table-cell table:formula="of:=[.F11]/[.E11]" office:value-type="float" office:value="159831.240168539" calcext:value-type="float">
            <text:p>159831,240168539</text:p>
          </table:table-cell>
        </table:table-row>
        <table:table-row table:style-name="ro1">
          <table:table-cell office:value-type="float" office:value="41498" calcext:value-type="float">
            <text:p>41498</text:p>
          </table:table-cell>
          <table:table-cell office:value-type="float" office:value="7" calcext:value-type="float">
            <text:p>7</text:p>
          </table:table-cell>
          <table:table-cell office:value-type="float" office:value="1248" calcext:value-type="float">
            <text:p>1248</text:p>
          </table:table-cell>
          <table:table-cell office:value-type="float" office:value="24" calcext:value-type="float">
            <text:p>24</text:p>
          </table:table-cell>
          <table:table-cell table:formula="of:=[.C12]/[.A12]" office:value-type="float" office:value="0.0300737384934214" calcext:value-type="float">
            <text:p>0,030073738493421</text:p>
          </table:table-cell>
          <table:table-cell table:formula="of:=[.A12]/[.B12]" office:value-type="float" office:value="5928.28571428572" calcext:value-type="float">
            <text:p>5928,28571428572</text:p>
          </table:table-cell>
          <table:table-cell table:formula="of:=[.F12]/[.E12]" office:value-type="float" office:value="197125.000457875" calcext:value-type="float">
            <text:p>197125,000457875</text:p>
          </table:table-cell>
        </table:table-row>
        <table:table-row table:style-name="ro1">
          <table:table-cell office:value-type="float" office:value="46042" calcext:value-type="float">
            <text:p>4604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float" office:value="27" calcext:value-type="float">
            <text:p>27</text:p>
          </table:table-cell>
          <table:table-cell table:formula="of:=[.C13]/[.A13]" office:value-type="float" office:value="0.0218061769688545" calcext:value-type="float">
            <text:p>0,021806176968855</text:p>
          </table:table-cell>
          <table:table-cell table:formula="of:=[.A13]/[.B13]" office:value-type="float" office:value="5755.25" calcext:value-type="float">
            <text:p>5755,25</text:p>
          </table:table-cell>
          <table:table-cell table:formula="of:=[.F13]/[.E13]" office:value-type="float" office:value="263927.510458167" calcext:value-type="float">
            <text:p>263927,510458167</text:p>
          </table:table-cell>
        </table:table-row>
        <table:table-row table:style-name="ro1">
          <table:table-cell office:value-type="float" office:value="50586" calcext:value-type="float">
            <text:p>50586</text:p>
          </table:table-cell>
          <table:table-cell office:value-type="float" office:value="9" calcext:value-type="float">
            <text:p>9</text:p>
          </table:table-cell>
          <table:table-cell office:value-type="float" office:value="992" calcext:value-type="float">
            <text:p>992</text:p>
          </table:table-cell>
          <table:table-cell office:value-type="float" office:value="30" calcext:value-type="float">
            <text:p>30</text:p>
          </table:table-cell>
          <table:table-cell table:formula="of:=[.C14]/[.A14]" office:value-type="float" office:value="0.019610168821413" calcext:value-type="float">
            <text:p>0,019610168821413</text:p>
          </table:table-cell>
          <table:table-cell table:formula="of:=[.A14]/[.B14]" office:value-type="float" office:value="5620.66666666667" calcext:value-type="float">
            <text:p>5620,66666666667</text:p>
          </table:table-cell>
          <table:table-cell table:formula="of:=[.F14]/[.E14]" office:value-type="float" office:value="286620.004032258" calcext:value-type="float">
            <text:p>286620,004032258</text:p>
          </table:table-cell>
        </table:table-row>
      </table:table>
      <table:table table:name="batchSize ResNet32 --Cifar10" table:style-name="ta1">
        <table:shapes>
          <draw:frame draw:z-index="0" draw:style-name="gr1" draw:text-style-name="P1" svg:width="159.87mm" svg:height="89.95mm" svg:x="168.24mm" svg:y="111.63mm">
            <draw:object draw:notify-on-update-of-ranges="'batchSize ResNet32 --Cifar10'.F25:'batchSize ResNet32 --Cifar10'.F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0</text:p>
          </table:table-cell>
          <table:table-cell office:value-type="string" calcext:value-type="string">
            <text:p>batch siz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19776" calcext:value-type="float">
            <text:p>19776</text:p>
          </table:table-cell>
          <table:table-cell table:formula="of:=[.A3]/[.D3]" office:value-type="float" office:value="5306" calcext:value-type="float">
            <text:p>530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[.C3]/[.B3]" office:value-type="float" office:value="0.26830501618123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float" office:value="13280" calcext:value-type="float">
            <text:p>13280</text:p>
          </table:table-cell>
          <table:table-cell table:formula="of:=[.A4]/[.D4]" office:value-type="float" office:value="4989" calcext:value-type="float">
            <text:p>49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[.C4]/[.B4]" office:value-type="float" office:value="0.375677710843373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14650" calcext:value-type="float">
            <text:p>14650</text:p>
          </table:table-cell>
          <table:table-cell office:value-type="float" office:value="10016" calcext:value-type="float">
            <text:p>10016</text:p>
          </table:table-cell>
          <table:table-cell table:formula="of:=[.A5]/[.D5]" office:value-type="float" office:value="4883.33333333333" calcext:value-type="float">
            <text:p>4883,333333333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formula="of:=[.C5]/[.B5]" office:value-type="float" office:value="0.487553248136315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float" office:value="19322" calcext:value-type="float">
            <text:p>19322</text:p>
          </table:table-cell>
          <table:table-cell office:value-type="float" office:value="8021" calcext:value-type="float">
            <text:p>8021</text:p>
          </table:table-cell>
          <table:table-cell table:formula="of:=[.A6]/[.D6]" office:value-type="float" office:value="4830.5" calcext:value-type="float">
            <text:p>4830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[.C6]/[.B6]" office:value-type="float" office:value="0.602231641939908" calcext:value-type="float">
            <text:p>0.60</text:p>
          </table:table-cell>
          <table:table-cell table:number-columns-repeated="3"/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float" office:value="6688" calcext:value-type="float">
            <text:p>6688</text:p>
          </table:table-cell>
          <table:table-cell table:formula="of:=[.A7]/[.D7]" office:value-type="float" office:value="4798.8" calcext:value-type="float">
            <text:p>4798,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table:formula="of:=[.C7]/[.B7]" office:value-type="float" office:value="0.717523923444976" calcext:value-type="float">
            <text:p>0.72</text:p>
          </table:table-cell>
          <table:table-cell table:number-columns-repeated="3"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5728" calcext:value-type="float">
            <text:p>5728</text:p>
          </table:table-cell>
          <table:table-cell table:formula="of:=[.A8]/[.D8]" office:value-type="float" office:value="4777.66666666667" calcext:value-type="float">
            <text:p>4777,666666666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table:formula="of:=[.C8]/[.B8]" office:value-type="float" office:value="0.834089851024209" calcext:value-type="float">
            <text:p>0.83</text:p>
          </table:table-cell>
          <table:table-cell table:number-columns-repeated="3"/>
        </table:table-row>
        <table:table-row table:style-name="ro1">
          <table:table-cell office:value-type="float" office:value="33338" calcext:value-type="float">
            <text:p>33338</text:p>
          </table:table-cell>
          <table:table-cell office:value-type="float" office:value="5024" calcext:value-type="float">
            <text:p>5024</text:p>
          </table:table-cell>
          <table:table-cell table:formula="of:=[.A9]/[.D9]" office:value-type="float" office:value="4762.57142857143" calcext:value-type="float">
            <text:p>4762,571428571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table:formula="of:=[.C9]/[.B9]" office:value-type="float" office:value="0.947964058234759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float" office:value="38010" calcext:value-type="float">
            <text:p>38010</text:p>
          </table:table-cell>
          <table:table-cell office:value-type="float" office:value="4480" calcext:value-type="float">
            <text:p>4480</text:p>
          </table:table-cell>
          <table:table-cell table:formula="of:=[.A10]/[.D10]" office:value-type="float" office:value="4751.25" calcext:value-type="float">
            <text:p>4751,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formula="of:=[.C10]/[.B10]" office:value-type="float" office:value="1.060546875" calcext:value-type="float">
            <text:p>1.06</text:p>
          </table:table-cell>
          <table:table-cell table:number-columns-repeated="3"/>
        </table:table-row>
        <table:table-row table:style-name="ro1">
          <table:table-cell office:value-type="float" office:value="42682" calcext:value-type="float">
            <text:p>42682</text:p>
          </table:table-cell>
          <table:table-cell office:value-type="float" office:value="4032" calcext:value-type="float">
            <text:p>4032</text:p>
          </table:table-cell>
          <table:table-cell table:formula="of:=[.A11]/[.D11]" office:value-type="float" office:value="4742.44444444445" calcext:value-type="float">
            <text:p>4742,4444444444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9" table:formula="of:=[.C11]/[.B11]" office:value-type="float" office:value="1.17620149911817" calcext:value-type="float">
            <text:p>1.18</text:p>
          </table:table-cell>
          <table:table-cell table:number-columns-repeated="3"/>
        </table:table-row>
        <table:table-row table:style-name="ro1">
          <table:table-cell office:value-type="float" office:value="47354" calcext:value-type="float">
            <text:p>47354</text:p>
          </table:table-cell>
          <table:table-cell office:value-type="float" office:value="3648" calcext:value-type="float">
            <text:p>3648</text:p>
          </table:table-cell>
          <table:table-cell table:formula="of:=[.A12]/[.D12]" office:value-type="float" office:value="4735.4" calcext:value-type="float">
            <text:p>4735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table:formula="of:=[.C12]/[.B12]" office:value-type="float" office:value="1.29808114035088" calcext:value-type="float">
            <text:p>1.3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15168" calcext:value-type="float">
            <text:p>15168</text:p>
          </table:table-cell>
          <table:table-cell table:formula="of:=[.A14]/[.D14]" office:value-type="float" office:value="24090" calcext:value-type="float">
            <text:p>240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/[.B14]" office:value-type="float" office:value="1.58821202531646" calcext:value-type="float">
            <text:p>1,58821202531646</text:p>
          </table:table-cell>
          <table:table-cell table:number-columns-repeated="3"/>
        </table:table-row>
        <table:table-row table:style-name="ro1">
          <table:table-cell office:value-type="float" office:value="47322" calcext:value-type="float">
            <text:p>47322</text:p>
          </table:table-cell>
          <table:table-cell office:value-type="float" office:value="9984" calcext:value-type="float">
            <text:p>9984</text:p>
          </table:table-cell>
          <table:table-cell table:formula="of:=[.A15]/[.D15]" office:value-type="float" office:value="23661" calcext:value-type="float">
            <text:p>236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5]/[.B15]" office:value-type="float" office:value="2.36989182692308" calcext:value-type="float">
            <text:p>2,36989182692308</text:p>
          </table:table-cell>
          <table:table-cell table:number-columns-repeated="3"/>
        </table:table-row>
        <table:table-row table:style-name="ro1">
          <table:table-cell office:value-type="float" office:value="70554" calcext:value-type="float">
            <text:p>70554</text:p>
          </table:table-cell>
          <table:table-cell office:value-type="float" office:value="7296" calcext:value-type="float">
            <text:p>7296</text:p>
          </table:table-cell>
          <table:table-cell table:formula="of:=[.A16]/[.D16]" office:value-type="float" office:value="23518" calcext:value-type="float">
            <text:p>235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6]/[.B16]" office:value-type="float" office:value="3.2234100877193" calcext:value-type="float">
            <text:p>3,2234100877193</text:p>
          </table:table-cell>
          <table:table-cell table:number-columns-repeated="3"/>
        </table:table-row>
        <table:table-row table:style-name="ro1">
          <table:table-cell office:value-type="float" office:value="93786" calcext:value-type="float">
            <text:p>93786</text:p>
          </table:table-cell>
          <table:table-cell office:value-type="float" office:value="5728" calcext:value-type="float">
            <text:p>5728</text:p>
          </table:table-cell>
          <table:table-cell table:formula="of:=[.A17]/[.D17]" office:value-type="float" office:value="23446.5" calcext:value-type="float">
            <text:p>23446,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17]/[.B17]" office:value-type="float" office:value="4.09331354748603" calcext:value-type="float">
            <text:p>4,09331354748603</text:p>
          </table:table-cell>
          <table:table-cell table:number-columns-repeated="3"/>
        </table:table-row>
        <table:table-row table:style-name="ro1">
          <table:table-cell office:value-type="float" office:value="117018" calcext:value-type="float">
            <text:p>117018</text:p>
          </table:table-cell>
          <table:table-cell office:value-type="float" office:value="4736" calcext:value-type="float">
            <text:p>4736</text:p>
          </table:table-cell>
          <table:table-cell table:formula="of:=[.A18]/[.D18]" office:value-type="float" office:value="23403.6" calcext:value-type="float">
            <text:p>23403,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8]/[.B18]" office:value-type="float" office:value="4.94163851351351" calcext:value-type="float">
            <text:p>4,94163851351351</text:p>
          </table:table-cell>
          <table:table-cell table:number-columns-repeated="3"/>
        </table:table-row>
        <table:table-row table:style-name="ro1">
          <table:table-cell office:value-type="float" office:value="140250" calcext:value-type="float">
            <text:p>140250</text:p>
          </table:table-cell>
          <table:table-cell office:value-type="float" office:value="4032" calcext:value-type="float">
            <text:p>4032</text:p>
          </table:table-cell>
          <table:table-cell table:formula="of:=[.A19]/[.D19]" office:value-type="float" office:value="23375" calcext:value-type="float">
            <text:p>233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9]/[.B19]" office:value-type="float" office:value="5.79737103174603" calcext:value-type="float">
            <text:p>5,79737103174603</text:p>
          </table:table-cell>
          <table:table-cell table:number-columns-repeated="3"/>
        </table:table-row>
        <table:table-row table:style-name="ro1">
          <table:table-cell office:value-type="float" office:value="163482" calcext:value-type="float">
            <text:p>163482</text:p>
          </table:table-cell>
          <table:table-cell office:value-type="float" office:value="3488" calcext:value-type="float">
            <text:p>3488</text:p>
          </table:table-cell>
          <table:table-cell table:formula="of:=[.A20]/[.D20]" office:value-type="float" office:value="23354.5714285714" calcext:value-type="float">
            <text:p>23354,57142857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20]/[.B20]" office:value-type="float" office:value="6.69569134993447" calcext:value-type="float">
            <text:p>6,69569134993447</text:p>
          </table:table-cell>
          <table:table-cell table:number-columns-repeated="3"/>
        </table:table-row>
        <table:table-row table:style-name="ro1">
          <table:table-cell office:value-type="float" office:value="186714" calcext:value-type="float">
            <text:p>186714</text:p>
          </table:table-cell>
          <table:table-cell office:value-type="float" office:value="3072" calcext:value-type="float">
            <text:p>3072</text:p>
          </table:table-cell>
          <table:table-cell table:formula="of:=[.A21]/[.D21]" office:value-type="float" office:value="23339.25" calcext:value-type="float">
            <text:p>23339,2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21]/[.B21]" office:value-type="float" office:value="7.597412109375" calcext:value-type="float">
            <text:p>7,597412109375</text:p>
          </table:table-cell>
          <table:table-cell table:number-columns-repeated="3"/>
        </table:table-row>
        <table:table-row table:style-name="ro1">
          <table:table-cell office:value-type="float" office:value="209946" calcext:value-type="float">
            <text:p>209946</text:p>
          </table:table-cell>
          <table:table-cell office:value-type="float" office:value="2752" calcext:value-type="float">
            <text:p>2752</text:p>
          </table:table-cell>
          <table:table-cell table:formula="of:=[.A22]/[.D22]" office:value-type="float" office:value="23327.3333333333" calcext:value-type="float">
            <text:p>23327,33333333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22]/[.B22]" office:value-type="float" office:value="8.4765019379845" calcext:value-type="float">
            <text:p>8,4765019379845</text:p>
          </table:table-cell>
          <table:table-cell table:number-columns-repeated="3"/>
        </table:table-row>
        <table:table-row table:style-name="ro1">
          <table:table-cell office:value-type="float" office:value="233178" calcext:value-type="float">
            <text:p>233178</text:p>
          </table:table-cell>
          <table:table-cell office:value-type="float" office:value="2496" calcext:value-type="float">
            <text:p>2496</text:p>
          </table:table-cell>
          <table:table-cell table:formula="of:=[.A23]/[.D23]" office:value-type="float" office:value="23317.8" calcext:value-type="float">
            <text:p>23317,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23]/[.B23]" office:value-type="float" office:value="9.34206730769231" calcext:value-type="float">
            <text:p>9,3420673076923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8522" calcext:value-type="float">
            <text:p>98522</text:p>
          </table:table-cell>
          <table:table-cell office:value-type="float" office:value="13824" calcext:value-type="float">
            <text:p>13824</text:p>
          </table:table-cell>
          <table:table-cell table:formula="of:=[.A25]/[.D25]" office:value-type="float" office:value="98522" calcext:value-type="float">
            <text:p>985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5]/[.B25]" office:value-type="float" office:value="7.12688078703704" calcext:value-type="float">
            <text:p>7,12688078703704</text:p>
          </table:table-cell>
          <table:table-cell table:formula="of:=[.C25]/[.H25]" office:value-type="float" office:value="153.461059190031" calcext:value-type="float">
            <text:p>153,461059190031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195738" calcext:value-type="float">
            <text:p>195738</text:p>
          </table:table-cell>
          <table:table-cell table:style-name="ce6" office:value-type="float" office:value="8878" calcext:value-type="float">
            <text:p>8878</text:p>
          </table:table-cell>
          <table:table-cell table:formula="of:=[.A26]/[.D26]" office:value-type="float" office:value="97869" calcext:value-type="float">
            <text:p>978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26]/[.B26]" office:value-type="float" office:value="11.0237666141023" calcext:value-type="float">
            <text:p>11,0237666141023</text:p>
          </table:table-cell>
          <table:table-cell table:formula="of:=[.C26]/[.H26]" office:value-type="float" office:value="177.298913043478" calcext:value-type="float">
            <text:p>177,298913043478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table:style-name="ce6" office:value-type="float" office:value="292954" calcext:value-type="float">
            <text:p>292954</text:p>
          </table:table-cell>
          <table:table-cell table:style-name="ce6" office:value-type="float" office:value="6380" calcext:value-type="float">
            <text:p>6380</text:p>
          </table:table-cell>
          <table:table-cell table:formula="of:=[.A27]/[.D27]" office:value-type="float" office:value="97651.3333333333" calcext:value-type="float">
            <text:p>97651,33333333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27]/[.B27]" office:value-type="float" office:value="15.3058516196447" calcext:value-type="float">
            <text:p>15,3058516196447</text:p>
          </table:table-cell>
          <table:table-cell table:formula="of:=[.C27]/[.H27]" office:value-type="float" office:value="210.910007199424" calcext:value-type="float">
            <text:p>210,910007199424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table:style-name="ce6" office:value-type="float" office:value="390170" calcext:value-type="float">
            <text:p>390170</text:p>
          </table:table-cell>
          <table:table-cell table:style-name="ce6" office:value-type="float" office:value="4987" calcext:value-type="float">
            <text:p>4987</text:p>
          </table:table-cell>
          <table:table-cell table:formula="of:=[.A28]/[.D28]" office:value-type="float" office:value="97542.5" calcext:value-type="float">
            <text:p>97542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8]/[.B28]" office:value-type="float" office:value="19.5593543212352" calcext:value-type="float">
            <text:p>19,5593543212352</text:p>
          </table:table-cell>
          <table:table-cell table:formula="of:=[.C28]/[.H28]" office:value-type="float" office:value="254.016927083333" calcext:value-type="float">
            <text:p>254,016927083333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table:style-name="ce6" office:value-type="float" office:value="487386" calcext:value-type="float">
            <text:p>487386</text:p>
          </table:table-cell>
          <table:table-cell table:style-name="ce6" office:value-type="float" office:value="4096" calcext:value-type="float">
            <text:p>4096</text:p>
          </table:table-cell>
          <table:table-cell table:formula="of:=[.A29]/[.D29]" office:value-type="float" office:value="97477.2" calcext:value-type="float">
            <text:p>97477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29]/[.B29]" office:value-type="float" office:value="23.79814453125" calcext:value-type="float">
            <text:p>23,79814453125</text:p>
          </table:table-cell>
          <table:table-cell table:formula="of:=[.C29]/[.H29]" office:value-type="float" office:value="380.7703125" calcext:value-type="float">
            <text:p>380,7703125</text:p>
          </table:table-cell>
          <table:table-cell office:value-type="float" office:value="256" calcext:value-type="float">
            <text:p>256</text:p>
          </table:table-cell>
          <table:table-cell table:formula="of:=1038043648/10000000" office:value-type="float" office:value="103.8043648" calcext:value-type="float">
            <text:p>103,8043648</text:p>
          </table:table-cell>
        </table:table-row>
        <table:table-row table:style-name="ro1">
          <table:table-cell office:value-type="float" office:value="584602" calcext:value-type="float">
            <text:p>584602</text:p>
          </table:table-cell>
          <table:table-cell office:value-type="float" office:value="3453" calcext:value-type="float">
            <text:p>3453</text:p>
          </table:table-cell>
          <table:table-cell table:formula="of:=[.A30]/[.D30]" office:value-type="float" office:value="97433.6666666667" calcext:value-type="float">
            <text:p>97433,666666666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0]/[.B30]" office:value-type="float" office:value="28.2171058982527" calcext:value-type="float">
            <text:p>28,2171058982527</text:p>
          </table:table-cell>
          <table:table-cell table:number-columns-repeated="3"/>
        </table:table-row>
        <table:table-row table:style-name="ro1">
          <table:table-cell office:value-type="float" office:value="681818" calcext:value-type="float">
            <text:p>681818</text:p>
          </table:table-cell>
          <table:table-cell office:value-type="float" office:value="2976" calcext:value-type="float">
            <text:p>2976</text:p>
          </table:table-cell>
          <table:table-cell table:formula="of:=[.A31]/[.D31]" office:value-type="float" office:value="97402.5714285714" calcext:value-type="float">
            <text:p>97402,57142857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31]/[.B31]" office:value-type="float" office:value="32.7293586789555" calcext:value-type="float">
            <text:p>32,7293586789555</text:p>
          </table:table-cell>
          <table:table-cell table:number-columns-repeated="3"/>
        </table:table-row>
        <table:table-row table:style-name="ro1">
          <table:table-cell office:value-type="float" office:value="779034" calcext:value-type="float">
            <text:p>779034</text:p>
          </table:table-cell>
          <table:table-cell office:value-type="float" office:value="2656" calcext:value-type="float">
            <text:p>2656</text:p>
          </table:table-cell>
          <table:table-cell table:formula="of:=[.A32]/[.D32]" office:value-type="float" office:value="97379.25" calcext:value-type="float">
            <text:p>97379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32]/[.B32]" office:value-type="float" office:value="36.6638742469879" calcext:value-type="float">
            <text:p>36,6638742469879</text:p>
          </table:table-cell>
          <table:table-cell table:number-columns-repeated="3"/>
        </table:table-row>
        <table:table-row table:style-name="ro1">
          <table:table-cell office:value-type="float" office:value="876250" calcext:value-type="float">
            <text:p>876250</text:p>
          </table:table-cell>
          <table:table-cell office:value-type="float" office:value="2363" calcext:value-type="float">
            <text:p>2363</text:p>
          </table:table-cell>
          <table:table-cell table:formula="of:=[.A33]/[.D33]" office:value-type="float" office:value="97361.1111111111" calcext:value-type="float">
            <text:p>97361,1111111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33]/[.B33]" office:value-type="float" office:value="41.2023322518456" calcext:value-type="float">
            <text:p>41,2023322518456</text:p>
          </table:table-cell>
          <table:table-cell table:number-columns-repeated="3"/>
        </table:table-row>
        <table:table-row table:style-name="ro1">
          <table:table-cell office:value-type="float" office:value="973466" calcext:value-type="float">
            <text:p>973466</text:p>
          </table:table-cell>
          <table:table-cell office:value-type="float" office:value="2156" calcext:value-type="float">
            <text:p>2156</text:p>
          </table:table-cell>
          <table:table-cell table:formula="of:=[.A34]/[.D34]" office:value-type="float" office:value="97346.6" calcext:value-type="float">
            <text:p>97346,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34]/[.B34]" office:value-type="float" office:value="45.1514842300557" calcext:value-type="float">
            <text:p>45,1514842300557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487386" calcext:value-type="float">
            <text:p>487386</text:p>
          </table:table-cell>
          <table:table-cell table:formula="of:=[.C38]/[.F38]" office:value-type="float" office:value="4095.68067226891" calcext:value-type="float">
            <text:p>4095,68067226891</text:p>
          </table:table-cell>
          <table:table-cell table:formula="of:=[.A38]/[.D38]" office:value-type="float" office:value="97477.2" calcext:value-type="float">
            <text:p>97477,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.8" calcext:value-type="float">
            <text:p>23,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9:32:33.6943900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57:20.793658513</meta:creation-date>
    <dc:date>2020-06-12T19:32:43.914868817</dc:date>
    <meta:editing-duration>P1DT11H47M42S</meta:editing-duration>
    <meta:editing-cycles>23</meta:editing-cycles>
    <meta:generator>LibreOffice/6.0.7.3$Linux_X86_64 LibreOffice_project/00m0$Build-3</meta:generator>
    <meta:document-statistic meta:table-count="3" meta:cell-count="70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line" chart:style-name="ch1">
        <chart:legend chart:legend-position="end" svg:x="13.313cm" svg:y="4.199cm" style:legend-expansion="high" chart:style-name="ch2"/>
        <chart:plot-area chart:style-name="ch3" table:cell-range-address="Tabelle2.G6:Tabelle2.G14" svg:x="0.32cm" svg:y="0.179cm" svg:width="12.673cm" svg:height="8.639cm">
          <chartooo:coordinate-region svg:x="1.682cm" svg:y="0.378cm" svg:width="11.21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G6:Tabelle2.G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341.1176699029">
                <text:p>39341.1176699029</text:p>
                <draw:g>
                  <svg:desc>Tabelle2.G6:Tabelle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91.9640052356">
                <text:p>57691.9640052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43.845">
                <text:p>75543.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293.8933531746">
                <text:p>96293.8933531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646.901913876">
                <text:p>125646.901913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831.240168539">
                <text:p>159831.240168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125.000457875">
                <text:p>197125.000457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927.510458167">
                <text:p>263927.510458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6620.004032258">
                <text:p>286620.004032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72cm" svg:height="7.931cm" xlink:href=".." xlink:type="simple" chart:class="chart:line" chart:style-name="ch1">
        <chart:legend chart:legend-position="end" svg:x="10.505cm" svg:y="3.666cm" style:legend-expansion="high" chart:style-name="ch2"/>
        <chart:plot-area chart:style-name="ch3" table:cell-range-address="Tabelle1.E86:Tabelle1.E92" svg:x="1.001cm" svg:y="0.21cm" svg:width="9.702cm" svg:height="7.581cm">
          <chartooo:coordinate-region svg:x="1.728cm" svg:y="0.409cm" svg:width="8.881cm" svg:height="6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86:Tabelle1.E9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1577681838096">
                <text:p>0.791577681838096</text:p>
                <draw:g>
                  <svg:desc>Tabelle1.E86:Tabelle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824058809859">
                <text:p>1.30824058809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641936141526">
                <text:p>1.7764193614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208340951297">
                <text:p>2.1920834095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0741111800438">
                <text:p>2.60741111800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1101784995786">
                <text:p>3.01101784995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0127318782365">
                <text:p>3.40127318782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35cm" svg:height="7.839cm" xlink:href=".." xlink:type="simple" chart:class="chart:line" chart:style-name="ch1">
        <chart:legend svg:x="10.75cm" svg:y="2.493cm" style:legend-expansion="custom" chartooo:width="2.658cm" chartooo:height="2.852cm" style:legend-expansion-aspect-ratio="0.931977559607293" chart:style-name="ch2"/>
        <chart:plot-area chart:style-name="ch3" table:cell-range-address="Tabelle1.E28:Tabelle1.E38" svg:x="0.282cm" svg:y="-0.199cm" svg:width="10.848cm" svg:height="7.632cm">
          <chartooo:coordinate-region svg:x="0.903cm" svg:y="0cm" svg:width="10.04cm" svg:height="6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28:Tabelle1.E38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2995218579235">
                <text:p>5.2995218579235</text:p>
                <draw:g>
                  <svg:desc>Tabelle1.E28:Tabelle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9813701923077">
                <text:p>9.89813701923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793355855856">
                <text:p>14.1793355855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7469579646018">
                <text:p>18.7469579646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067204301075">
                <text:p>22.9067204301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7697510822511">
                <text:p>27.7697510822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992004264392">
                <text:p>31.9992004264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4102224576271">
                <text:p>36.4102224576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5946016771488">
                <text:p>40.5946016771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8332446808511">
                <text:p>45.8332446808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1471987315011">
                <text:p>50.1471987315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62cm" svg:height="3.782cm" xlink:href=".." xlink:type="simple" chart:class="chart:line" chart:style-name="ch1">
        <chart:legend chart:legend-position="end" svg:x="5.495cm" svg:y="1.592cm" style:legend-expansion="high" chart:style-name="ch2"/>
        <chart:plot-area chart:style-name="ch3" table:cell-range-address="Tabelle1.E1:Tabelle1.E4" svg:x="0.163cm" svg:y="0.075cm" svg:width="5.169cm" svg:height="3.632cm">
          <chartooo:coordinate-region svg:x="0.97cm" svg:y="0.274cm" svg:width="4.083cm" svg:height="2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E1:Tabelle1.E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4">
                <text:p>1.44</text:p>
                <draw:g>
                  <svg:desc>Tabelle1.E1:Tabelle1.E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.39">
                <text:p>18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4.55">
                <text:p>1694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line" chart:style-name="ch1">
        <chart:legend chart:legend-position="end" svg:x="13.348cm" svg:y="4.199cm" style:legend-expansion="high" chart:style-name="ch2"/>
        <chart:plot-area chart:style-name="ch3" table:cell-range-address="'batchSize ResNet32 --Cifar10'.F25:'batchSize ResNet32 --Cifar10'.F29" svg:x="0.319cm" svg:y="0.179cm" svg:width="12.71cm" svg:height="8.638cm">
          <chartooo:coordinate-region svg:x="0.94cm" svg:y="0.378cm" svg:width="11.995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tchSize ResNet32 --Cifar10'.F25:'batchSize ResNet32 --Cifar10'.F2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2688078703704">
                <text:p>7.12688078703704</text:p>
                <draw:g>
                  <svg:desc>'batchSize ResNet32 --Cifar10'.F25:'batchSize ResNet32 --Cifar10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237666141023">
                <text:p>11.0237666141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3058516196447">
                <text:p>15.305851619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593543212352">
                <text:p>19.5593543212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9814453125">
                <text:p>23.798144531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8.996cm" xlink:href=".." xlink:type="simple" chart:class="chart:line" chart:style-name="ch1">
        <chart:legend chart:legend-position="end" svg:x="13.373cm" svg:y="4.199cm" style:legend-expansion="high" chart:style-name="ch2"/>
        <chart:plot-area chart:style-name="ch3" table:cell-range-address="Tabelle1.F16:Tabelle1.F38" svg:x="0.48cm" svg:y="0.141cm" svg:width="12.727cm" svg:height="8.636cm">
          <chartooo:coordinate-region svg:x="1.657cm" svg:y="0.341cm" svg:width="11.36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6:Tabelle1.F38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72">
                <text:p>14272</text:p>
                <draw:g>
                  <svg:desc>Tabelle1.F16:Tabelle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8">
                <text:p>6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Tabelle1.H16:Tabelle1.H21" svg:x="0.32cm" svg:y="0.18cm" svg:width="12.693cm" svg:height="8.64cm">
          <chartooo:coordinate-region svg:x="1.497cm" svg:y="0.379cm" svg:width="11.4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H16:Tabelle1.H21" chart:class="chart:scatte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34">
                <text:p>14234</text:p>
                <draw:g>
                  <svg:desc>Tabelle1.H16:Tabelle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8">
                <text:p>18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66">
                <text:p>27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10">
                <text:p>32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54">
                <text:p>369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